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5" table:number-columns-repeated="12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.5/24" office:value-type="float" office:value="0.6875" calcext:value-type="float">
            <text:p>0.6875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 style:data-style-name="N2" text:time-value="11:36:07.607172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0-18T13:07:17.121899144</dc:date>
    <meta:editing-duration>P1DT8H24M19S</meta:editing-duration>
    <meta:editing-cycles>127</meta:editing-cycles>
    <meta:generator>LibreOffice/5.1.6.2$Linux_X86_64 LibreOffice_project/10m0$Build-2</meta:generator>
    <meta:document-statistic meta:table-count="1" meta:cell-count="469" meta:object-count="0"/>
  </office:meta>
</office:document-meta>
</file>